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3.048cm" svg:height="1.778cm" svg:x="8.847cm" svg:y="1.558cm">
            <text:p text:style-name="P1">Jenkins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2.921cm" svg:height="2.032cm" svg:x="6.588cm" svg:y="4.683cm">
            <text:p text:style-name="P1">Host 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2.585cm" svg:height="0.962cm" svg:x="9.183cm" svg:y="3.644cm">
            <draw:text-box>
              <text:p>HTTPS</text:p>
            </draw:text-box>
          </draw:frame>
          <draw:connector draw:style-name="gr3" draw:text-style-name="P1" draw:layer="layout" svg:x1="9.509cm" svg:y1="5.699cm" svg:x2="10.371cm" svg:y2="3.336cm" draw:start-shape="id1" draw:start-glue-point="10" draw:end-shape="id2" draw:end-glue-point="2" svg:d="m9509 5699h862v-2363" svg:viewBox="0 0 863 2364">
            <text:p/>
          </draw:connector>
          <draw:custom-shape draw:style-name="gr1" draw:text-style-name="P1" xml:id="id3" draw:id="id3" draw:layer="layout" svg:width="2.921cm" svg:height="2.032cm" svg:x="11.352cm" svg:y="4.683cm">
            <text:p text:style-name="P1">Host 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11.352cm" svg:y1="5.699cm" svg:x2="10.371cm" svg:y2="3.336cm" draw:start-shape="id3" draw:start-glue-point="6" draw:end-shape="id2" draw:end-glue-point="2" svg:d="m11352 5699h-981v-2363" svg:viewBox="0 0 982 2364">
            <text:p/>
          </draw:connector>
        </draw:g>
        <draw:g>
          <draw:custom-shape draw:style-name="gr1" draw:text-style-name="P1" xml:id="id5" draw:id="id5" draw:layer="layout" svg:width="3.048cm" svg:height="1.778cm" svg:x="3.613cm" svg:y="21.32cm">
            <text:p text:style-name="P1">Jenkins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6" draw:id="id6" draw:layer="layout" svg:width="4.445cm" svg:height="1.143cm" svg:x="7.487cm" svg:y="22.908cm">
            <text:p text:style-name="P1">Deploy Job 2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4.445cm" svg:height="1.143cm" svg:x="7.487cm" svg:y="20.368cm">
            <text:p text:style-name="P1">Deploy Job 1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2.921cm" svg:height="2.032cm" svg:x="13.192cm" svg:y="19.923cm">
            <text:p text:style-name="P1">Host A</text:p>
            <text:p text:style-name="P1">token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2.921cm" svg:height="2.032cm" svg:x="13.192cm" svg:y="22.463cm">
            <text:p text:style-name="P1">Host B</text:p>
            <text:p text:style-name="P1">token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xml:id="id7" draw:id="id7" draw:layer="layout" svg:x1="9.709cm" svg:y1="21.511cm" svg:x2="6.661cm" svg:y2="22.209cm" draw:start-shape="id4" draw:start-glue-point="2" draw:end-shape="id5" draw:end-glue-point="1" svg:d="m9709 21511v698h-3048" svg:viewBox="0 0 3049 699">
            <text:p/>
          </draw:connector>
          <draw:connector draw:style-name="gr3" draw:text-style-name="P1" draw:layer="layout" svg:x1="9.709cm" svg:y1="22.908cm" svg:x2="9.709cm" svg:y2="22.209cm" draw:start-shape="id6" draw:start-glue-point="0" draw:end-shape="id7" draw:end-glue-point="0" svg:d="m9709 22908v-699" svg:viewBox="0 0 1 700">
            <text:p/>
          </draw:connector>
          <draw:connector draw:style-name="gr3" draw:text-style-name="P1" draw:layer="layout" svg:x1="11.932cm" svg:y1="20.939cm" svg:x2="13.192cm" svg:y2="20.939cm" draw:start-shape="id4" draw:start-glue-point="1" draw:end-shape="id8" draw:end-glue-point="6" svg:d="m11932 20939h1260" svg:viewBox="0 0 1261 1">
            <text:p/>
          </draw:connector>
          <draw:connector draw:style-name="gr3" draw:text-style-name="P1" draw:layer="layout" svg:x1="11.932cm" svg:y1="23.479cm" svg:x2="13.192cm" svg:y2="23.479cm" draw:start-shape="id6" draw:start-glue-point="1" draw:end-shape="id9" draw:end-glue-point="6" svg:d="m11932 23479h1260" svg:viewBox="0 0 1261 1">
            <text:p/>
          </draw:connector>
        </draw:g>
        <draw:g>
          <draw:custom-shape draw:style-name="gr1" draw:text-style-name="P1" xml:id="id15" draw:id="id15" draw:layer="layout" svg:width="2.921cm" svg:height="2.032cm" svg:x="15.351cm" svg:y="9.001cm">
            <text:p text:style-name="P1">Host 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2.921cm" svg:height="2.032cm" svg:x="15.351cm" svg:y="11.541cm">
            <text:p text:style-name="P1">Host 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layout" svg:width="3.048cm" svg:height="1.778cm" svg:x="1.938cm" svg:y="10.398cm">
            <text:p text:style-name="P1">Jenkins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0" draw:id="id10" draw:layer="layout" svg:width="4.445cm" svg:height="1.143cm" svg:x="5.812cm" svg:y="11.986cm">
            <text:p text:style-name="P1">Deploy Job 2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2" draw:id="id12" draw:layer="layout" svg:width="4.445cm" svg:height="1.143cm" svg:x="5.812cm" svg:y="9.446cm">
            <text:p text:style-name="P1">Deploy Job 1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8.034cm" svg:y1="11.986cm" svg:x2="8.034cm" svg:y2="11.287cm" draw:start-shape="id10" draw:start-glue-point="0" svg:d="m8034 11986v-699" svg:viewBox="0 0 1 700">
            <text:p/>
          </draw:connector>
          <draw:custom-shape draw:style-name="gr1" draw:text-style-name="P1" xml:id="id11" draw:id="id11" draw:layer="layout" svg:width="3.81cm" svg:height="1.016cm" svg:x="10.936cm" svg:y="10.779cm">
            <text:p text:style-name="P1">deploy_user</text:p>
            <draw:enhanced-geometry svg:viewBox="0 0 21600 21600" draw:type="rectangle" draw:enhanced-path="M 0 0 L 21600 0 21600 21600 0 21600 0 0 Z N"/>
          </draw:custom-shape>
          <draw:connector draw:style-name="gr3" draw:text-style-name="P1" xml:id="id13" draw:id="id13" draw:layer="layout" svg:x1="10.936cm" svg:y1="11.287cm" svg:x2="8.034cm" svg:y2="11.287cm" draw:start-shape="id11" draw:start-glue-point="3" svg:d="m10936 11287h-2902" svg:viewBox="0 0 2903 1">
            <text:p/>
          </draw:connector>
          <draw:connector draw:style-name="gr3" draw:text-style-name="P1" draw:layer="layout" svg:x1="8.034cm" svg:y1="10.589cm" svg:x2="8.034cm" svg:y2="11.287cm" draw:start-shape="id12" draw:start-glue-point="2" draw:end-shape="id13" draw:end-glue-point="3" svg:d="m8034 10589v698" svg:viewBox="0 0 1 699">
            <text:p/>
          </draw:connector>
          <draw:connector draw:style-name="gr3" draw:text-style-name="P1" draw:layer="layout" svg:x1="5.812cm" svg:y1="10.017cm" svg:x2="3.462cm" svg:y2="10.398cm" draw:start-shape="id12" draw:start-glue-point="3" draw:end-shape="id14" draw:end-glue-point="0" svg:d="m5812 10017h-2350v381" svg:viewBox="0 0 2351 382">
            <text:p/>
          </draw:connector>
          <draw:connector draw:style-name="gr3" draw:text-style-name="P1" draw:layer="layout" svg:x1="5.812cm" svg:y1="12.557cm" svg:x2="3.462cm" svg:y2="12.176cm" draw:start-shape="id10" draw:start-glue-point="3" draw:end-shape="id14" draw:end-glue-point="2" svg:d="m5812 12557h-2350v-381" svg:viewBox="0 0 2351 382">
            <text:p/>
          </draw:connector>
          <draw:connector draw:style-name="gr3" draw:text-style-name="P1" draw:layer="layout" svg:x1="14.746cm" svg:y1="11.287cm" svg:x2="16.812cm" svg:y2="11.033cm" draw:start-shape="id11" draw:start-glue-point="1" draw:end-shape="id15" draw:end-glue-point="8" svg:d="m14746 11287h2066v-254" svg:viewBox="0 0 2067 255">
            <text:p/>
          </draw:connector>
          <draw:connector draw:style-name="gr3" draw:text-style-name="P1" draw:layer="layout" svg:x1="16.812cm" svg:y1="11.541cm" svg:x2="14.746cm" svg:y2="11.287cm" draw:start-shape="id16" draw:start-glue-point="4" draw:end-shape="id11" draw:end-glue-point="1" svg:d="m16812 11541v-254h-2066" svg:viewBox="0 0 2067 25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0T12:42:26</meta:creation-date>
    <dc:date>2014-03-20T14:31:22</dc:date>
    <meta:editing-duration>PT1H45M28S</meta:editing-duration>
    <meta:editing-cycles>7</meta:editing-cycles>
    <meta:generator>LibreOffice/3.5$Linux_X86_64 LibreOffice_project/350m1$Build-2</meta:generator>
    <meta:document-statistic meta:object-count="31"/>
  </office:meta>
</office:document-meta>
</file>